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388cm" fo:margin-bottom="0.388cm" fo:line-height="170%" style:writing-mode="lr-tb"/>
      <style:text-properties fo:font-variant="normal" fo:text-transform="none" fo:color="#333333" style:text-line-through-style="none" style:font-name="Arial1" fo:font-size="11.25pt" fo:font-style="normal" style:text-underline-style="none" fo:font-weight="normal" style:text-blinking="false" fo:background-color="#ffffff"/>
    </style:style>
    <style:style style:name="P3" style:family="paragraph" style:parent-style-name="Text_20_body">
      <style:paragraph-properties fo:margin-top="0.388cm" fo:margin-bottom="0.388cm" fo:line-height="170%" style:writing-mode="lr-tb"/>
      <style:text-properties fo:font-variant="normal" fo:text-transform="none" fo:color="#333333" style:text-line-through-style="none" style:font-name="Arial1" fo:font-size="11.25pt" fo:font-style="italic" style:text-underline-style="none" fo:font-weight="normal" style:text-blinking="false" fo:background-color="#ffffff"/>
    </style:style>
    <style:style style:name="P4" style:family="paragraph" style:parent-style-name="Text_20_body">
      <style:paragraph-properties fo:margin-top="0.388cm" fo:margin-bottom="0.388cm" fo:line-height="170%" style:writing-mode="lr-tb"/>
    </style:style>
    <style:style style:name="P5" style:family="paragraph" style:parent-style-name="Text_20_body">
      <style:paragraph-properties fo:margin-top="0.388cm" fo:margin-bottom="0.388cm" fo:line-height="170%" style:writing-mode="lr-tb"/>
      <style:text-properties fo:font-weight="normal"/>
    </style:style>
    <style:style style:name="P6" style:family="paragraph" style:parent-style-name="Text_20_body" style:list-style-name="L1">
      <style:paragraph-properties fo:margin-top="0.388cm" fo:margin-bottom="0.388cm" fo:line-height="170%" fo:background-color="#ffffff" style:writing-mode="lr-tb">
        <style:background-image/>
      </style:paragraph-properties>
      <style:text-properties fo:font-variant="normal" fo:text-transform="none" fo:color="#333333" style:text-line-through-style="none" style:font-name="Arial1" fo:font-size="11.25pt" fo:font-style="normal" style:text-underline-style="none" fo:font-weight="bold" style:text-blinking="false" fo:background-color="#ffffff"/>
    </style:style>
    <style:style style:name="P7" style:family="paragraph" style:parent-style-name="Text_20_body" style:list-style-name="L2">
      <style:paragraph-properties fo:margin-top="0.388cm" fo:margin-bottom="0.388cm" fo:line-height="170%" fo:background-color="#ffffff" style:writing-mode="lr-tb">
        <style:background-image/>
      </style:paragraph-properties>
      <style:text-properties fo:font-variant="normal" fo:text-transform="none" fo:color="#333333" style:text-line-through-style="none" style:font-name="Arial1" fo:font-size="11.25pt" fo:font-style="normal" style:text-underline-style="none" fo:font-weight="bold" style:text-blinking="false" fo:background-color="#ffffff"/>
    </style:style>
    <style:style style:name="P8" style:family="paragraph" style:parent-style-name="Text_20_body" style:list-style-name="L3">
      <style:paragraph-properties fo:margin-top="0.388cm" fo:margin-bottom="0.388cm" fo:line-height="170%" fo:background-color="#ffffff" style:writing-mode="lr-tb">
        <style:background-image/>
      </style:paragraph-properties>
      <style:text-properties fo:font-variant="normal" fo:text-transform="none" fo:color="#333333" style:text-line-through-style="none" style:font-name="Arial1" fo:font-size="11.25pt" fo:font-style="normal" style:text-underline-style="none" fo:font-weight="bold" style:text-blinking="false" fo:background-color="#ffffff"/>
    </style:style>
    <style:style style:name="P9" style:family="paragraph" style:parent-style-name="Text_20_body" style:list-style-name="L4">
      <style:paragraph-properties fo:margin-top="0.388cm" fo:margin-bottom="0.388cm" fo:line-height="170%" fo:background-color="#ffffff" style:writing-mode="lr-tb">
        <style:background-image/>
      </style:paragraph-properties>
      <style:text-properties fo:font-variant="normal" fo:text-transform="none" fo:color="#333333" style:text-line-through-style="none" style:font-name="Arial1" fo:font-size="11.25pt" fo:font-style="normal" style:text-underline-style="none" fo:font-weight="bold" style:text-blinking="false" fo:background-color="#ffffff"/>
    </style:style>
    <style:style style:name="P10" style:family="paragraph" style:parent-style-name="Text_20_body">
      <style:paragraph-properties fo:margin-left="0cm" fo:margin-right="0cm" fo:margin-top="0.388cm" fo:margin-bottom="0.388cm" fo:line-height="170%" fo:text-indent="0cm" style:auto-text-indent="false" style:writing-mode="lr-tb"/>
      <style:text-properties fo:font-variant="normal" fo:text-transform="none" fo:color="#333333" style:text-line-through-style="none" style:font-name="Arial1" fo:font-size="33.75pt" fo:font-style="normal" style:text-underline-style="none" fo:font-weight="bold" style:text-blinking="false" fo:background-color="#ffffff"/>
    </style:style>
    <style:style style:name="P11" style:family="paragraph" style:parent-style-name="Text_20_body">
      <style:paragraph-properties fo:margin-left="0cm" fo:margin-right="0cm" fo:margin-top="0.388cm" fo:margin-bottom="0.388cm" fo:line-height="170%" fo:text-indent="0cm" style:auto-text-indent="false" style:writing-mode="lr-tb"/>
      <style:text-properties fo:font-variant="normal" fo:text-transform="none" fo:color="#333333" style:text-line-through-style="none" style:font-name="Arial1" fo:font-size="20.25pt" fo:font-style="normal" style:text-underline-style="none" fo:font-weight="bold" style:text-blinking="false" fo:background-color="#ffffff"/>
    </style:style>
    <style:style style:name="P12" style:family="paragraph" style:parent-style-name="Text_20_body">
      <style:paragraph-properties fo:margin-left="1.27cm" fo:margin-right="0cm" fo:margin-top="0.388cm" fo:margin-bottom="0.388cm" fo:line-height="170%" fo:text-indent="0cm" style:auto-text-indent="false" style:writing-mode="lr-tb"/>
      <style:text-properties fo:font-variant="normal" fo:text-transform="none" fo:color="#333333" style:text-line-through-style="none" style:font-name="Arial1" fo:font-size="11.25pt" fo:font-style="normal" style:text-underline-style="none" fo:font-weight="normal" style:text-blinking="false" fo:background-color="#ffffff"/>
    </style:style>
    <style:style style:name="P13" style:family="paragraph" style:parent-style-name="Heading_20_2">
      <style:text-properties fo:font-variant="normal" fo:text-transform="none" fo:color="#333333" style:text-line-through-style="none" style:font-name="Arial1" fo:font-size="33.75pt" fo:font-style="normal" style:text-underline-style="none" fo:font-weight="bold" style:text-blinking="false" fo:background-color="#ffffff"/>
    </style:style>
    <style:style style:name="P14" style:family="paragraph" style:parent-style-name="Heading_20_2">
      <style:paragraph-properties fo:margin-left="0cm" fo:margin-right="0cm" fo:margin-top="0.6cm" fo:margin-bottom="0.388cm" fo:line-height="170%" fo:text-indent="0cm" style:auto-text-indent="false" style:writing-mode="lr-tb"/>
      <style:text-properties fo:font-variant="normal" fo:text-transform="none" fo:color="#333333" style:text-line-through-style="none" style:font-name="Arial1" fo:font-size="33.75pt" fo:font-style="normal" style:text-underline-style="none" fo:font-weight="bold" style:text-blinking="false" fo:background-color="#ffffff"/>
    </style:style>
    <style:style style:name="P15" style:family="paragraph" style:parent-style-name="Heading_20_3">
      <style:paragraph-properties fo:margin-left="0cm" fo:margin-right="0cm" fo:margin-top="0.459cm" fo:margin-bottom="0.388cm" fo:line-height="170%" fo:text-indent="0cm" style:auto-text-indent="false" style:writing-mode="lr-tb"/>
      <style:text-properties fo:font-variant="normal" fo:text-transform="none" fo:color="#333333" style:text-line-through-style="none" style:font-name="Arial1" fo:font-size="20.25pt" fo:font-style="normal" style:text-underline-style="none" fo:font-weight="bold" style:text-blinking="false" fo:background-color="#ffffff"/>
    </style:style>
    <style:style style:name="T1" style:family="text">
      <style:text-properties fo:font-variant="normal" fo:text-transform="none" fo:color="#4183c4" style:text-line-through-style="none" style:font-name="Consolas" fo:font-size="9pt" fo:font-style="normal" style:text-underline-style="none" fo:font-weight="normal" style:text-blinking="false" fo:background-color="#f8f8f8"/>
    </style:style>
    <style:style style:name="T2" style:family="text">
      <style:text-properties fo:font-variant="normal" fo:text-transform="none" fo:color="#4183c4" style:text-line-through-style="none" style:font-name="Arial1" fo:font-size="11.25pt" fo:font-style="normal" style:text-underline-style="none" fo:font-weight="normal" style:text-blinking="false" fo:background-color="#ffffff"/>
    </style:style>
    <style:style style:name="T3" style:family="text">
      <style:text-properties fo:font-variant="normal" fo:text-transform="none" fo:color="#333333" style:text-line-through-style="none" style:font-name="Arial1" fo:font-size="11.25pt" fo:font-style="normal" style:text-underline-style="none" style:text-blinking="false" fo:background-color="#ffffff"/>
    </style:style>
    <style:style style:name="T4" style:family="text">
      <style:text-properties fo:font-variant="normal" fo:text-transform="none" fo:color="#333333" style:text-line-through-style="none" style:font-name="Arial1" fo:font-size="11.25pt" fo:font-style="normal" style:text-underline-style="none" fo:font-weight="bold" style:text-blinking="false" fo:background-color="#ffffff"/>
    </style:style>
    <style:style style:name="T5" style:family="text">
      <style:text-properties fo:font-variant="normal" fo:text-transform="none" fo:color="#333333" style:text-line-through-style="none" style:font-name="Arial1" fo:font-size="11.25pt" fo:font-style="normal" style:text-underline-style="none" fo:font-weight="normal" style:text-blinking="false" fo:background-color="#ffffff"/>
    </style:style>
    <style:style style:name="T6" style:family="text">
      <style:text-properties fo:font-variant="normal" fo:text-transform="none" fo:color="#333333" style:text-line-through-style="none" style:font-name="Arial1" fo:font-size="11.25pt" fo:font-style="italic" style:text-underline-style="none" style:text-blinking="false" fo:background-color="#ffffff"/>
    </style:style>
    <style:style style:name="T7" style:family="text">
      <style:text-properties fo:font-variant="normal" fo:text-transform="none" fo:color="#333333" style:text-line-through-style="none" style:font-name="Arial1" fo:font-size="11.25pt" fo:font-style="italic" style:text-underline-style="none" fo:font-weight="normal" style:text-blinking="false" fo:background-color="#ffffff"/>
    </style:style>
    <style:style style:name="T8" style:family="text">
      <style:text-properties fo:font-variant="normal" fo:text-transform="none" fo:color="#333333" style:text-line-through-style="none" style:text-underline-style="none" style:text-blinking="false" fo:background-color="#ffffff"/>
    </style:style>
    <style:style style:name="T9" style:family="text">
      <style:text-properties fo:font-variant="normal" fo:text-transform="none" fo:color="#333333" style:text-line-through-style="none" style:text-underline-style="none" fo:font-weight="normal" style:text-blinking="false" fo:background-color="#ffffff"/>
    </style:style>
    <style:style style:name="T10" style:family="text">
      <style:text-properties fo:font-variant="normal" fo:text-transform="none" fo:color="#333333" style:text-line-through-style="none" style:font-name="Consolas" fo:font-size="9.75pt" fo:font-style="normal" style:text-underline-style="none" fo:font-weight="normal" style:text-blinking="false" fo:background-color="#f8f8f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bookmark text:name="docs-internal-guid-024db129-5247-db96-e7ed-60cebe0c6ee3"/>Vorwort</text:h>
      <text:p text:style-name="P2">Diese Dokumentation dient der Vermittlung von grundlegendem Wissen zum Thema Testing im Allgemeinen und speziell bezogen auf HTML, CSS und Javascript Unit-Testing Frameworks. Es werden allerdings nicht alle Frameworks behandelt. Beispielhaft wurden zwei (Jasmin und QUnit) ausgewählt, anhand derer der Aufbau und die Funktionsweise eines Unit-Tests mit Javascript erläutert werden. Desweiteren wird auf die Codeoptimierung des HTML eingegangen, um den Prozess der frühen Erkennung von Fehlern zu demonstrieren.</text:p>
      <text:p text:style-name="P4"><text:a xlink:type="simple" xlink:href="https://github.com/fh-koeln/wba1-2012/wiki/Testing-Dokumentation#wiki-top"><text:span text:style-name="T1">[top]</text:span></text:a></text:p>
      <text:p text:style-name="P1"><text:line-break/><text:line-break/><text:line-break/><text:line-break/><text:line-break/><text:line-break/><text:line-break/><text:line-break/></text:p>
      <text:h text:style-name="P14" text:outline-level="2">Testmotivation</text:h>
      <text:p text:style-name="P5"><text:span text:style-name="T3">Das Testen einer Anwendung bzw. eines Skriptes ist ein grundlegender Prozess und gehört zur Softwareentwicklung, wie das Vorkosten zum Kochen einer Mahlzeit. Genau wie der Koch in einem Restaurant seinem Gast ein gut schmeckendes Gericht servieren möchte, möchte natürlich auch der Softwareentwickler seinem Kunden eine möglichst fehlerfreie und stabil laufende Anwendung liefern. Die Folgen, die daraus resultieren sind offensichtlich. Je fehlerfreier die Anwendung ist, desto wahrscheinlicher ist es, dass der Kunde zufrieden mit dem Produkt ist und möglicherweise in Zukunft öfter Projekte bei dem Entwickler in Auftrag gibt. Man muss dabei beachten, dass Testing </text:span><text:span text:style-name="T4">nicht </text:span><text:span text:style-name="T3">Debugging ist. Das Ziel ist es, wie beim Vorkoster, Fehler zu finden</text:span><text:span text:style-name="T4">, </text:span><text:span text:style-name="T3">aber nicht deren Ursache. Auch werden keine Fehler beseitigt. Debugging dagegen führt zum Ziel einen oder mehrere bereits bekannte Fehler zu beheben. Dies sind also zwei verschiedene Dinge.</text:span></text:p>
      <text:p text:style-name="P2"><text:soft-page-break/>Desweiteren hat natürlich jeder Entwickler den Anspruch an sich selbst, eine möglichst fehlerfreie und stabil laufende Anwendung zu entwickeln. Ohne einen gut durchdachten Test-Prozess ist dies aber kaum möglich, da der Programmierer im Laufe der Entwicklung nicht nur einen, sondern garantiert mehrere Fehler produzieren wird. Der Grund dafür ist simpel: Ein Softwareentwickler ist auch nur ein Mensch. Deshalb kann man davon ausgehen, dass die Fehlerwahrscheinlichkeit mit Größe und Komplexität einer Anwendung steigt.</text:p>
      <text:p text:style-name="P4"><text:span text:style-name="T5">Wenn Software gar nicht oder nicht richtig gestestet wird, kann das unter Umständen schwere Folgen haben. Es gibt in der Geschichte mehrere Softwarefehler, die schwere Folgen nach sich zogen. Ein Beispiel: Am 1. Juli 1962 startete die NASA-Rakete Mariner 1 im Zuge des Mariner-Programms um erdähnliche Planeten wie z.B. Merkur, Venus und Mars zu erkunden. Sie war die erste Rakete im Mariner-Programm der NASA. Nach dem Start kam die Rakete jedoch sehr schnell vom Kurs ab und musste ca. 290 Sekunden nach dem Start über dem Atlantischen Ozean gesprengt werden. Später stellte sich heraus, dass ein Entwickler des Steuerprogramms einen Querstrich in der Spezifikation des Programms, welche auf ein Blatt Papier geschrieben wurde, übersehen hat. Dadurch wurde das Programm vom Computer falsch interpretiert und führte zu einer gefährlichen Fehlsteuerung des Antriebs. Dies ist nur ein Beispiel von vielen. Weitere gibt es z.B. </text:span><text:a xlink:type="simple" xlink:href="http://bugsniffer.blogspot.de/2007/11/infamous-software-failures.html"><text:span text:style-name="T2">hier</text:span></text:a><text:span text:style-name="T5">. Anhand solcher Ereignisse kann man erkennen, wie wichtig es ist Software vor der Inbetriebnahme richtig zu Testen.</text:span></text:p>
      <text:p text:style-name="P4"><text:a xlink:type="simple" xlink:href="https://github.com/fh-koeln/wba1-2012/wiki/Testing-Dokumentation#wiki-top"><text:span text:style-name="T1">[top]</text:span></text:a></text:p>
      <text:h text:style-name="P14" text:outline-level="2">Was wird getestet?</text:h>
      <text:p text:style-name="P2">Es gibt viele verschiedene Testmethoden die zur Optimierung des Programms bzw. Skriptes beitragen. Es können z.B. Das Laufzeitverhalten, das Verhalten innerhalb einer bestehenden Infrastruktur, die Sicherheit oder das Verhalten der Software unter bestimmten Bedingungen getestet werden. Dabei wird man in der Regel immer unterschiedliche Fehler finden. Desweiteren kann man den Quellcode auf Qualitätsmerkmale überprüfen. So kann z.B. redundanter Code ausfindig gemacht werden, der die Performance des Programms beeinträchtigt. Dies gehört dann zum Bereich Refactoring, bei welchem der Quelltext strukturell <text:soft-page-break/>überprüft und verbessert wird. Auch Stresstests, die das Verhalten des Programms mit verschiedenen Ausnahmesituationen überprüft, können analysiert werden. Dementsprechend gibt es auch den Crashtest, der einen Absturz des Systems erzwingt, um Fehler zu finden, die bei den Anwendern erhebliche Probleme verursachen. Um eine bessere Verständlichkeit des Programms für die Benutzer zu ermöglichen werden GUI-Tests durchgeführt um z.B. die Anordnung der Informationen oder Bedienelemente zu untersuchen.</text:p>
      <text:p text:style-name="P4"><text:a xlink:type="simple" xlink:href="https://github.com/fh-koeln/wba1-2012/wiki/Testing-Dokumentation#wiki-top"><text:span text:style-name="T1">[top]</text:span></text:a></text:p>
      <text:h text:style-name="P14" text:outline-level="2">Wie wird getestet? </text:h>
      <text:p text:style-name="P2">Es gibt einige Entwicklungsmethoden, welche die Fehleranzahl senken bzw. gering halten sollen, z.B. Paarprogrammierung. Dabei sitzen immer zwei Entwickler vor dem Bildschirm, wobei einer den Code schreibt und der Andere aufmerksam mitdenkt und mögliche Fehler verbessert. Aber um ein möglichst fehlerfreies Ergebnis zu erhalten, sollte man mehrere Testmethoden kombinieren bzw. anwenden, denn selbst dann ist eine vollkommene Fehlerfreiheit nicht garantiert. Deshalb werden meist während und nach einem Test sogenannte Test-Reports geschrieben, um die Fehler festzuhalten. Diese Test-Reports werden dann an die Entwickler weitergeleitet, deren Aufgabe es ist, die Fehler zu beseitigen. Desweiteren sollte man sich im Klaren darüber sein, dass man niemals alles finden kann, egal wie viele Tests durchgeführt oder Testmethoden angewandt werden. Wenn man dies nicht beachtet, läuft man Gefahr zu viel zu testen, sodass das Produkt verspätet und mit erhöhten Kosten ausgeliefert wird.</text:p>
      <text:p text:style-name="P10">Testing-Pyramide</text:p>
      <text:p text:style-name="P2">Es gibt mehrere Vorangehensweisen eines Softwaretests, doch da sich die Abläufe in mehreren Punkten ähneln gibt es Testing-Pyramiden, die verschiedene Prozesse zusammenfasst und deren Reihenfolge beinhaltet (siehe Abbildung 1). Da es jedoch auch für diese keinen Standard gibt, da jedes Programm unterschiedliche Spezifikationen vorweist, verwenden wir hier ein <text:soft-page-break/>allgemeines Modell nach dem sich diese Dokumentation richtet.</text:p>
      <text:p text:style-name="P3">Abbildung 1: Testing-Pyramide</text:p>
      <text:p text:style-name="P4"><text:a xlink:type="simple" xlink:href="https://github.com/fh-koeln/wba1-2012/wiki/Testing-Dokumentation#wiki-top"><text:span text:style-name="T1">[top]</text:span></text:a></text:p>
      <text:h text:style-name="P15" text:outline-level="3">Unittest</text:h>
      <text:p text:style-name="P5"><text:span text:style-name="T3">Der Unittest (auch </text:span><text:span text:style-name="T6">Modultest</text:span><text:span text:style-name="T8"> </text:span><text:span text:style-name="T3">oder </text:span><text:span text:style-name="T6">Komponententest</text:span><text:span text:style-name="T8"> </text:span><text:span text:style-name="T3">genannt) gehört zur Gruppe der White-Box-Tests und beschreibt ein Verfahren bei dem die einzelnen Programmmodule getrennt voneinander überprüft werden. Dieser ist meist die erste Teststufe, da das Programm erst als ganzes getestet werden kann, wenn die einzelnen Module ihre jeweilige Aufgabe erfüllen. Der Unittest ist ebenfalls eine Anwendung und sollte in der selben Sprache geschrieben werden, wie das zu testende Programm, um eine genaue Fehlermittlung zu ermöglichen. Dieses wird nicht von dem Entwickler geschrieben sondern ein separates Testing-Team, damit eine neutrale Analyse stattfindet und der Programmierer nicht explizit den Code so abändert, dass die Fehler nicht mehr angezeigt werden (auch “grün”-testen genannt).</text:span></text:p>
      <text:p text:style-name="P2">Der Unittest bringt viele Vorteile mit sich z.B. können viele Programmabschnitte mit einem Klick auf Fehler überprüft werden. Sobald eine neues Modul hinzugefügt wurde, kann man die entsprechenden Testmethoden erweitern. Wenn der Entwickler bei der Überarbeitung des Programms die, im Testergebnis genannten, Fehler berücksichtigt, kann der Unittest wieder ausgeführt werden, um die neuen Ergebnisse direkt zu erhalten. Der automatisierte Prozess spart viel Zeit und ist zudem auch noch leicht durchzuführen.</text:p>
      <text:p text:style-name="P2">Bei einer Testmethode geht es darum, dass der Ausgangszustand (Soll-Ergebnis) des zu testenden Moduls festgelegt wird, worauf einzelne Operationen ausgeführt werden, um das Ist-Ergebnis zu erhalten. Beide Ergebnisse (Soll- und Ist-Ergebnis) werden anschließend miteinander verglichen. Dabei muss der Quellcode die Datenflussorientierte- und Kontrollflussorientierte Kriterien des White-Box-Testes erfüllen. Wie genau eine Testmethode aussieht, wird jeweils im Kapitel Jasmine und QUnit ausführlicher erläutert.</text:p>
      <text:p text:style-name="Text_20_body"/>
      <text:h text:style-name="P15" text:outline-level="3"><text:soft-page-break/>White-Box-Test</text:h>
      <text:p text:style-name="P2">Als White-Box-Tests bezeichnet man Tests bei denen der Tester Kenntnisse über die innere Struktur bzw. den Quellcode eines Programms hat. Es wird also direkt der Quellcode getestet. Die Testfälle werden anhand der Struktur des Programms erstellt. Zum Testen des Codes können verschiedene Methoden angewandt werden. Es gib z.B. datenflussorientierte (data flow testing) und kontrollflussorientierte (controll flow testing, Überdeckungstests, Ablaufbezogene Tests) Testverfahren. Dadurch soll sichergestellt werden, dass der Code bestimmte Qualitäten bzw. Hinlänglichkeitskriterien erfüllt. Beim datenflussorientierten Test beziehen sich die Kriterien auf die Benutzung von Variablen, Einhaltung von Feldgrenzen und Bestimmung von Grenzwerten. Beim kontrollflussorientierten Testen werden in der Regel verschiedene Verfahren angewandt. Zur Erstellung der Tests wird meist ein Kontrollflussgraph bzw. Programmablaufplan (PAP) verwendet.</text:p>
      <text:p text:style-name="P1"><text:line-break/><text:line-break/><text:line-break/><text:line-break/><text:line-break/><text:line-break/><text:line-break/></text:p>
      <text:p text:style-name="P11">Kontrollflussorientierter Test</text:p>
      <text:p text:style-name="P1"><text:line-break/><text:soft-page-break/><draw:frame draw:style-name="fr1" draw:name="Grafik1" text:anchor-type="as-char" svg:width="16.166cm" svg:height="12.779cm" draw:z-index="0"><draw:image xlink:href="https://lh5.googleusercontent.com/Y8s33TRHH_eyE-Up2RFNh2_cpCkCndzi97WFc_XM9Dyyog3cxjajL-DuAilWo3ZC186ZfNft3qRPRbhxeuEGe23a5flwCnWpsmpAA9gpehLGWeY52krSgweIUQ" xlink:type="simple" xlink:show="embed" xlink:actuate="onLoad"/></draw:frame></text:p>
      <text:p text:style-name="P3">Abbildung 2: Kontrollflussgraph</text:p>
      <text:list xml:id="list8021220765615330897" text:style-name="L1">
        <text:list-item>
          <text:p text:style-name="P6">Anweisungsüberdeckung (C0-Test)</text:p>
        </text:list-item>
      </text:list>
      <text:p text:style-name="P12">Alle Anweisungen müssen mindestens einmal ausgeführt werden. Dadurch kann auch nicht ausführbarer Code gefunden werden. Die Schwäche dieses Verfahrens ist, dass nicht alle Wege, die zu einer Anweisung führen überprüft werden müssen, sondern nur einer. Außerdem wird auch nicht z.B. auf fehlende Anweisungen in einem leeren else geprüft. Des Weiteren ist dieses Verfahren nicht geeignet zum Testen von Schleifen.</text:p>
      <text:list xml:id="list4805293966391286595" text:style-name="L2">
        <text:list-item>
          <text:p text:style-name="P7">Kantenüberdeckung bzw. Zweigüberdeckung (C1-Test)</text:p>
        </text:list-item>
      </text:list>
      <text:p text:style-name="P12">Alle möglichen Kanten und Verzweigungen müssen durchlaufen werden. Gilt als minimales Testkriterium und enthält bereits den Anweisungsüberdeckungstest. Hauptsächlich wird hier der Kontrollfluss an Verzweigungen kontrolliert. Dadurch können auch nicht ausführbare Zweige gefunden und durchlaufene Programmteile optimiert <text:soft-page-break/>werden. Dieses Verfahren ist ebenfalls nicht geeignet zum Testen von Schleifen und von komplexen Bedingungen.</text:p>
      <text:list xml:id="list8056093964927653624" text:style-name="L3">
        <text:list-item>
          <text:p text:style-name="P8">Bedingungsüberdeckung (C2/C3-Test)</text:p>
        </text:list-item>
      </text:list>
      <text:p text:style-name="P12">Alle Bedingungen müssen mindestens einmal durchlaufen werden und die Werte TRUE und FALSE annehmen. Dieser Test ist noch einmal in drei Test (einfacher Bedingungsüberdeckungstest C2, minimaler Mehrfach-Bedingungsüberdeckungstest und Mehrfach-Bedingungsüberdeckungstest C3) unterteilt, welche sich in den zu prüfenden Bedingungen unterscheiden. Meist wird der C2-Test angewandt, weil der einfache Test nicht ausreichend und der C3-Test zu aufwändig ist.</text:p>
      <text:list xml:id="list4447399112791457559" text:style-name="L4">
        <text:list-item>
          <text:p text:style-name="P9">Pfadüberdeckung</text:p>
        </text:list-item>
      </text:list>
      <text:p text:style-name="P12">In der Theorie sollen bei diesem Test alle Programmpfade vom Start- bis zum Endknoten mindestens einmal ausgeführt werden. Dies ist in der Praxis aber nicht umsetzbar. Da z.B. bei einem Programm mit Schleifen und unbestimmten Wiederholungen die Anzahl der Pfade sehr stark ansteigt. Es gibt deshalb Verfahren wie den Boundary-interior Pfadtest bei dem die Anzahl der Schleifen und Wiederholungen eingeschränkt wird.</text:p>
      <text:p text:style-name="P4"><text:a xlink:type="simple" xlink:href="https://github.com/fh-koeln/wba1-2012/wiki/Testing-Dokumentation#wiki-top"><text:span text:style-name="T1">[top]</text:span></text:a></text:p>
      <text:p text:style-name="Text_20_body"/>
      <text:p text:style-name="P11">Black-Box-Test</text:p>
      <text:p text:style-name="P5"><text:span text:style-name="T3">Als Black-Box-Test bezeichnet man Tests, bei denen die Tester keine Kenntnisse über die innere Struktur, den Quellcode des Programms oder dessen Teilkomponente haben. Das bedeutet, es wird nur das nach außen sichtbare Verhalten getestet. Ziel eines Black-Box-Tests ist es, das Verhalten der Anwendung oder der Teilmodule gegenüber den Spezifikationen zu überprüfen. Beim erstellen der Testfälle ist wichtig, dass sie wenn möglich noch vor der eigentlichen Entwicklung festgelegt werden und dass sie nicht von einem beteiligten Entwickler erstellt werden. Ein Entwickler würde, da er den Quellcode kennt, die Testfälle um bestimmte Fehler </text:span><text:soft-page-break/><text:span text:style-name="T3">herum entwickeln. In den meisten Fällen wird extra ein Team für die Erstellung der Testfälle beauftragt. Mit Black-Box-Tests kann man die einzelnen Komponenten eines Programms sowohl getrennt voneinander (</text:span><text:span text:style-name="T4">Component Test</text:span><text:span text:style-name="T3">) als auch zusammen testen (</text:span><text:span text:style-name="T4">Integration Test</text:span><text:span text:style-name="T3">). </text:span></text:p>
      <text:p text:style-name="Text_20_body"/>
      <text:p text:style-name="P4"><text:span text:style-name="T5">Hier ein kleines Beispiel zu einer </text:span><text:span text:style-name="T7">plain-text functional descriptions</text:span><text:span text:style-name="T5">, also einer Spezifikation, in der Sprache </text:span><text:a xlink:type="simple" xlink:href="https://github.com/cucumber/cucumber/wiki/Gherkin"><text:span text:style-name="T2">Gherkin</text:span></text:a><text:span text:style-name="T5">, welches vom Framework </text:span><text:a xlink:type="simple" xlink:href="http://cukes.info/"><text:span text:style-name="T2">Cucumber</text:span></text:a><text:span text:style-name="T9"> </text:span><text:span text:style-name="T5">verstanden wird und dazu genutzt wird einen Black-Box-Test durchzuführen.</text:span></text:p>
      <text:p text:style-name="Text_20_body"><text:span text:style-name="T10">Feature: Serve coffee<text:line-break/> In order to earn money<text:line-break/> Customers should be able to <text:line-break/> buy coffee at all times<text:line-break/><text:line-break/> Scenario: Buy last coffee<text:line-break/>   Given there are 1 coffees left in the machine<text:line-break/>   And I have deposited 1$<text:line-break/>   When I press the coffee button<text:line-break/>   Then I should be served a coffee<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3T17:45:51.43</meta:creation-date>
    <meta:document-statistic meta:table-count="0" meta:image-count="1" meta:object-count="0" meta:page-count="8" meta:paragraph-count="41" meta:word-count="1594" meta:character-count="11738"/>
    <dc:date>2013-11-13T17:46:53.92</dc:date>
    <meta:editing-duration>PT1M3S</meta:editing-duration>
    <meta:editing-cycles>1</meta:editing-cycles>
    <meta:generator>OpenOffice/4.0.0$Win32 OpenOffice.org_project/400m3$Build-9702</meta:generator>
  </office:meta>
</office:document-meta>
</file>